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4.016cm" table:align="left"/>
    </style:style>
    <style:style style:name="Table1.A" style:family="table-column">
      <style:table-column-properties style:column-width="2.404cm"/>
    </style:style>
    <style:style style:name="Table1.B" style:family="table-column">
      <style:table-column-properties style:column-width="11.612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9.033cm" table:align="left"/>
    </style:style>
    <style:style style:name="Table2.A" style:family="table-column">
      <style:table-column-properties style:column-width="1.18cm"/>
    </style:style>
    <style:style style:name="Table2.B" style:family="table-column">
      <style:table-column-properties style:column-width="2.346cm"/>
    </style:style>
    <style:style style:name="Table2.C" style:family="table-column">
      <style:table-column-properties style:column-width="5.507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0.636cm" table:align="left"/>
    </style:style>
    <style:style style:name="Table3.A" style:family="table-column">
      <style:table-column-properties style:column-width="3.09cm"/>
    </style:style>
    <style:style style:name="Table3.B" style:family="table-column">
      <style:table-column-properties style:column-width="1.245cm"/>
    </style:style>
    <style:style style:name="Table3.C" style:family="table-column">
      <style:table-column-properties style:column-width="6.301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3.855cm" table:align="left"/>
    </style:style>
    <style:style style:name="Table4.A" style:family="table-column">
      <style:table-column-properties style:column-width="2.928cm"/>
    </style:style>
    <style:style style:name="Table4.B" style:family="table-column">
      <style:table-column-properties style:column-width="6.668cm"/>
    </style:style>
    <style:style style:name="Table4.C" style:family="table-column">
      <style:table-column-properties style:column-width="4.26cm"/>
    </style:style>
    <style:style style:name="Table4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Heading_20_1">
      <style:text-properties fo:language="es" fo:country="ES"/>
    </style:style>
    <style:style style:name="P3" style:family="paragraph" style:parent-style-name="Heading_20_2">
      <style:text-properties fo:language="es" fo:country="ES"/>
    </style:style>
    <style:style style:name="P4" style:family="paragraph" style:parent-style-name="Heading_20_3">
      <style:text-properties fo:language="es" fo:country="ES"/>
    </style:style>
    <style:style style:name="P5" style:family="paragraph" style:parent-style-name="Horizontal_20_Line">
      <style:text-properties fo:language="es" fo:country="ES"/>
    </style:style>
    <style:style style:name="P6" style:family="paragraph" style:parent-style-name="Table_20_Contents">
      <style:text-properties fo:language="es" fo:country="ES"/>
    </style:style>
    <style:style style:name="P7" style:family="paragraph" style:parent-style-name="Table_20_Heading">
      <style:text-properties fo:language="es" fo:country="ES"/>
    </style:style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>
      <style:text-properties fo:language="es" fo:country="ES"/>
    </style:style>
    <style:style style:name="P13" style:family="paragraph" style:parent-style-name="Text_20_body" style:list-style-name="L1">
      <style:text-properties fo:language="es" fo:country="ES"/>
    </style:style>
    <style:style style:name="P14" style:family="paragraph" style:parent-style-name="Text_20_body" style:list-style-name="L4">
      <style:text-properties fo:language="es" fo:country="ES"/>
    </style:style>
    <style:style style:name="T1" style:family="text">
      <style:text-properties fo:language="es" fo:country="ES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h text:style-name="P2" text:outline-level="1">🧩 MINI CURSO: INTRODUCCIÓN A REDES (Nivel 1)</text:h>
      <text:p text:style-name="P5"/>
      <text:h text:style-name="P3" text:outline-level="2">🧠 Módulo 1: ¿Qué es una red?</text:h>
      <text:p text:style-name="Text_20_body"><text:span text:style-name="T1">Una </text:span><text:span text:style-name="Strong_20_Emphasis"><text:span text:style-name="T1">red</text:span></text:span><text:span text:style-name="T1"> es un conjunto de dispositivos que se </text:span><text:span text:style-name="Strong_20_Emphasis"><text:span text:style-name="T1">comunican entre sí</text:span></text:span><text:span text:style-name="T1"> para compartir información.<text:line-break/>Ejemplos de redes:</text:span></text:p>
      <text:list text:style-name="L1">
        <text:list-item>
          <text:p text:style-name="P13">Tu WiFi en casa 🏠</text:p>
        </text:list-item>
        <text:list-item>
          <text:p text:style-name="P13">La red de una empresa 🏢</text:p>
        </text:list-item>
        <text:list-item>
          <text:p text:style-name="P13">Internet 🌍 (la red de redes)</text:p>
        </text:list-item>
      </text:list>
      <text:h text:style-name="P4" text:outline-level="3">Elementos básicos: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7">Elemento</text:p>
            </table:table-cell>
            <table:table-cell table:style-name="Table1.A1" office:value-type="string">
              <text:p text:style-name="P7">Funció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<text:span text:style-name="T1">Host / Nodo</text:span></text:span></text:p>
          </table:table-cell>
          <table:table-cell table:style-name="Table1.A1" office:value-type="string">
            <text:p text:style-name="P6">Cualquier dispositivo conectado (PC, móvil, servidor, impresora...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Medio físico</text:span></text:span></text:p>
          </table:table-cell>
          <table:table-cell table:style-name="Table1.A1" office:value-type="string">
            <text:p text:style-name="P6">Cable, fibra, aire (WiFi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Switch</text:span></text:span></text:p>
          </table:table-cell>
          <table:table-cell table:style-name="Table1.A1" office:value-type="string">
            <text:p text:style-name="P6">Conecta varios dispositivos dentro de una misma red local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Router</text:span></text:span></text:p>
          </table:table-cell>
          <table:table-cell table:style-name="Table1.A1" office:value-type="string">
            <text:p text:style-name="P6">Conecta redes diferentes entre sí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Firewall</text:span></text:span></text:p>
          </table:table-cell>
          <table:table-cell table:style-name="Table1.A1" office:value-type="string">
            <text:p text:style-name="P6">Filtra o protege el tráfico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Servidor</text:span></text:span></text:p>
          </table:table-cell>
          <table:table-cell table:style-name="Table1.A1" office:value-type="string">
            <text:p text:style-name="P6">Proporciona servicios a otros (web, correo, archivos...)</text:p>
          </table:table-cell>
        </table:table-row>
      </table:table>
      <text:p text:style-name="P5"/>
      <text:h text:style-name="P3" text:outline-level="2">🧩 Módulo 2: Direcciones IP y máscaras</text:h>
      <text:p text:style-name="Text_20_body"><text:span text:style-name="T1">Cada dispositivo necesita una </text:span><text:span text:style-name="Strong_20_Emphasis"><text:span text:style-name="T1">dirección IP</text:span></text:span><text:span text:style-name="T1"> (como una matrícula o número de casa).</text:span></text:p>
      <text:p text:style-name="P12">Ejemplo:</text:p>
      <text:p text:style-name="P1"><text:span text:style-name="Source_20_Text"><text:span text:style-name="T1">192.168.1.10</text:span></text:span></text:p>
      <text:p text:style-name="Text_20_body"><text:span text:style-name="T1">La IP </text:span><text:span text:style-name="Strong_20_Emphasis"><text:span text:style-name="T1">no viaja sola</text:span></text:span><text:span text:style-name="T1">: tiene una </text:span><text:span text:style-name="Strong_20_Emphasis"><text:span text:style-name="T1">máscara de red</text:span></text:span><text:span text:style-name="T1"> que le dice qué parte identifica la red y qué parte al host.</text:span></text:p>
      <text:h text:style-name="P4" text:outline-level="3">Ejemplo:</text:h>
      <text:p text:style-name="Preformatted_20_Text"><text:span text:style-name="Source_20_Text"><text:span text:style-name="T1">IP: <text:s text:c="5"/>192.168.1.10</text:span></text:span></text:p>
      <text:p text:style-name="P1"><text:span text:style-name="Source_20_Text"><text:span text:style-name="T1">Máscara: 255.255.255.0</text:span></text:span></text:p>
      <text:p text:style-name="P12">Significa que:</text:p>
      <text:list text:style-name="L2">
        <text:list-item>
          <text:p text:style-name="P8"><text:span text:style-name="Strong_20_Emphasis"><text:span text:style-name="T1">Red</text:span></text:span><text:span text:style-name="T1"> → 192.168.1.0</text:span></text:p>
        </text:list-item>
        <text:list-item>
          <text:p text:style-name="P8"><text:span text:style-name="Strong_20_Emphasis"><text:span text:style-name="T1">Hosts válidos</text:span></text:span><text:span text:style-name="T1"> → 192.168.1.1 – 192.168.1.254</text:span></text:p>
        </text:list-item>
        <text:list-item>
          <text:p text:style-name="P8"><text:span text:style-name="Strong_20_Emphasis"><text:span text:style-name="T1">Broadcast</text:span></text:span><text:span text:style-name="T1"> → 192.168.1.255</text:span></text:p>
        </text:list-item>
      </text:list>
      <text:p text:style-name="Text_20_body"><text:soft-page-break/><text:span text:style-name="T1">👉 Solo los hosts </text:span><text:span text:style-name="Strong_20_Emphasis"><text:span text:style-name="T1">en la misma red</text:span></text:span><text:span text:style-name="T1"> pueden hablar directamente entre sí.</text:span></text:p>
      <text:p text:style-name="P5"/>
      <text:h text:style-name="P3" text:outline-level="2">🧩 Módulo 3: Routers y comunicación entre redes</text:h>
      <text:p text:style-name="Text_20_body"><text:span text:style-name="T1">Un </text:span><text:span text:style-name="Strong_20_Emphasis"><text:span text:style-name="T1">router</text:span></text:span><text:span text:style-name="T1"> se encarga de </text:span><text:span text:style-name="Strong_20_Emphasis"><text:span text:style-name="T1">conectar redes diferentes</text:span></text:span><text:span text:style-name="T1">.</text:span></text:p>
      <text:p text:style-name="P12">Ejemplo:</text:p>
      <text:p text:style-name="Preformatted_20_Text"><text:span text:style-name="Source_20_Text"><text:span text:style-name="T1">Red 1: 192.168.1.0/24</text:span></text:span></text:p>
      <text:p text:style-name="P1"><text:span text:style-name="Source_20_Text"><text:span text:style-name="T1">Red 2: 192.168.2.0/24</text:span></text:span></text:p>
      <text:p text:style-name="Text_20_body"><text:span text:style-name="T1">Un PC de la red 1 no puede hablar directamente con uno de la red 2…<text:line-break/>… pero </text:span><text:span text:style-name="Strong_20_Emphasis"><text:span text:style-name="T1">puede hacerlo si hay un router en medio</text:span></text:span><text:span text:style-name="T1"> que sabe a qué interfaz enviar cada paquete.</text:span></text:p>
      <text:p text:style-name="P12">📡 En Internet, los routers se encadenan hasta llevar los paquetes de tu PC al servidor de Google, por ejemplo.</text:p>
      <text:p text:style-name="P5"/>
      <text:h text:style-name="P3" text:outline-level="2">🧩 Módulo 4: Capa física y capa lógica (modelo OSI)</text:h>
      <text:p text:style-name="Text_20_body"><text:span text:style-name="T1">Las redes se dividen en </text:span><text:span text:style-name="Strong_20_Emphasis"><text:span text:style-name="T1">capas</text:span></text:span><text:span text:style-name="T1"> para simplificar cómo se comunican los sistemas.<text:line-break/>La más famosa: </text:span><text:span text:style-name="Strong_20_Emphasis"><text:span text:style-name="T1">Modelo OSI (7 capas)</text:span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7">Capa</text:p>
            </table:table-cell>
            <table:table-cell table:style-name="Table2.A1" office:value-type="string">
              <text:p text:style-name="P7">Nombre</text:p>
            </table:table-cell>
            <table:table-cell table:style-name="Table2.A1" office:value-type="string">
              <text:p text:style-name="P7">Ejemplo</text:p>
            </table:table-cell>
          </table:table-row>
        </table:table-header-rows>
        <table:table-row>
          <table:table-cell table:style-name="Table2.A1" office:value-type="string">
            <text:p text:style-name="P6">7</text:p>
          </table:table-cell>
          <table:table-cell table:style-name="Table2.A1" office:value-type="string">
            <text:p text:style-name="P6">Aplicación</text:p>
          </table:table-cell>
          <table:table-cell table:style-name="Table2.A1" office:value-type="string">
            <text:p text:style-name="P6">HTTP, SSH, DNS</text:p>
          </table:table-cell>
        </table:table-row>
        <table:table-row>
          <table:table-cell table:style-name="Table2.A1" office:value-type="string">
            <text:p text:style-name="P6">6</text:p>
          </table:table-cell>
          <table:table-cell table:style-name="Table2.A1" office:value-type="string">
            <text:p text:style-name="P6">Presentación</text:p>
          </table:table-cell>
          <table:table-cell table:style-name="Table2.A1" office:value-type="string">
            <text:p text:style-name="P6">TLS, compresión, codificación</text:p>
          </table:table-cell>
        </table:table-row>
        <table:table-row>
          <table:table-cell table:style-name="Table2.A1" office:value-type="string">
            <text:p text:style-name="P6">5</text:p>
          </table:table-cell>
          <table:table-cell table:style-name="Table2.A1" office:value-type="string">
            <text:p text:style-name="P6">Sesión</text:p>
          </table:table-cell>
          <table:table-cell table:style-name="Table2.A1" office:value-type="string">
            <text:p text:style-name="P6">Control de conexión</text:p>
          </table:table-cell>
        </table:table-row>
        <table:table-row>
          <table:table-cell table:style-name="Table2.A1" office:value-type="string">
            <text:p text:style-name="P6">4</text:p>
          </table:table-cell>
          <table:table-cell table:style-name="Table2.A1" office:value-type="string">
            <text:p text:style-name="P6">Transporte</text:p>
          </table:table-cell>
          <table:table-cell table:style-name="Table2.A1" office:value-type="string">
            <text:p text:style-name="P6">TCP, UDP</text:p>
          </table:table-cell>
        </table:table-row>
        <table:table-row>
          <table:table-cell table:style-name="Table2.A1" office:value-type="string">
            <text:p text:style-name="P6">3</text:p>
          </table:table-cell>
          <table:table-cell table:style-name="Table2.A1" office:value-type="string">
            <text:p text:style-name="P6">Red</text:p>
          </table:table-cell>
          <table:table-cell table:style-name="Table2.A1" office:value-type="string">
            <text:p text:style-name="P6">IP, ICMP, rutas</text:p>
          </table:table-cell>
        </table:table-row>
        <table:table-row>
          <table:table-cell table:style-name="Table2.A1" office:value-type="string">
            <text:p text:style-name="P6">2</text:p>
          </table:table-cell>
          <table:table-cell table:style-name="Table2.A1" office:value-type="string">
            <text:p text:style-name="P6">Enlace</text:p>
          </table:table-cell>
          <table:table-cell table:style-name="Table2.A1" office:value-type="string">
            <text:p text:style-name="P6">Ethernet, WiFi, MAC</text:p>
          </table:table-cell>
        </table:table-row>
        <table:table-row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Física</text:p>
          </table:table-cell>
          <table:table-cell table:style-name="Table2.A1" office:value-type="string">
            <text:p text:style-name="P6">Cable, señal eléctrica</text:p>
          </table:table-cell>
        </table:table-row>
      </table:table>
      <text:p text:style-name="P12">💡 En resumen:</text:p>
      <text:list text:style-name="L3">
        <text:list-item>
          <text:p text:style-name="P9"><text:span text:style-name="Strong_20_Emphasis"><text:span text:style-name="T1">Capa 1–2:</text:span></text:span><text:span text:style-name="T1"> cómo viajan los bits</text:span></text:p>
        </text:list-item>
        <text:list-item>
          <text:p text:style-name="P9"><text:span text:style-name="Strong_20_Emphasis"><text:span text:style-name="T1">Capa 3–4:</text:span></text:span><text:span text:style-name="T1"> cómo se enrutan y entregan</text:span></text:p>
        </text:list-item>
        <text:list-item>
          <text:p text:style-name="P9"><text:span text:style-name="Strong_20_Emphasis"><text:span text:style-name="T1">Capa 5–7:</text:span></text:span><text:span text:style-name="T1"> cómo se interpretan los datos</text:span></text:p>
        </text:list-item>
      </text:list>
      <text:p text:style-name="P5"/>
      <text:h text:style-name="P3" text:outline-level="2">🧩 Módulo 5: Direcciones MAC</text:h>
      <text:p text:style-name="Text_20_body"><text:span text:style-name="T1">Cada tarjeta de red tiene una dirección única llamada </text:span><text:span text:style-name="Strong_20_Emphasis"><text:span text:style-name="T1">MAC</text:span></text:span><text:span text:style-name="T1">:</text:span></text:p>
      <text:p text:style-name="P1"><text:span text:style-name="Source_20_Text"><text:span text:style-name="T1">AA:BB:CC:DD:EE:FF</text:span></text:span></text:p>
      <text:list text:style-name="L4">
        <text:list-item>
          <text:p text:style-name="P14">Identifica el dispositivo dentro de una red local.</text:p>
        </text:list-item>
        <text:list-item>
          <text:p text:style-name="P14">Se usa en capa 2 (Ethernet).</text:p>
        </text:list-item>
        <text:list-item>
          <text:p text:style-name="P10"><text:span text:style-name="T1">Los switches usan las MAC para saber </text:span><text:span text:style-name="Strong_20_Emphasis"><text:span text:style-name="T1">por qué puerto</text:span></text:span><text:span text:style-name="T1"> enviar cada paquete.</text:span></text:p>
        </text:list-item>
      </text:list>
      <text:p text:style-name="P5"><text:soft-page-break/></text:p>
      <text:h text:style-name="P3" text:outline-level="2">🧩 Módulo 6: Protocolos importante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7">Protocolo</text:p>
            </table:table-cell>
            <table:table-cell table:style-name="Table3.A1" office:value-type="string">
              <text:p text:style-name="P7">Capa</text:p>
            </table:table-cell>
            <table:table-cell table:style-name="Table3.A1" office:value-type="string">
              <text:p text:style-name="P7">Función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<text:span text:style-name="T1">IP</text:span></text:span></text:p>
          </table:table-cell>
          <table:table-cell table:style-name="Table3.A1" office:value-type="string">
            <text:p text:style-name="P6">3</text:p>
          </table:table-cell>
          <table:table-cell table:style-name="Table3.A1" office:value-type="string">
            <text:p text:style-name="P6">Enrutamiento de paquetes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<text:span text:style-name="T1">ICMP</text:span></text:span></text:p>
          </table:table-cell>
          <table:table-cell table:style-name="Table3.A1" office:value-type="string">
            <text:p text:style-name="P6">3</text:p>
          </table:table-cell>
          <table:table-cell table:style-name="Table3.A1" office:value-type="string">
            <text:p text:style-name="P6">Diagnóstico (ping)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<text:span text:style-name="T1">ARP</text:span></text:span></text:p>
          </table:table-cell>
          <table:table-cell table:style-name="Table3.A1" office:value-type="string">
            <text:p text:style-name="P6">2 ↔ 3</text:p>
          </table:table-cell>
          <table:table-cell table:style-name="Table3.A1" office:value-type="string">
            <text:p text:style-name="P6">Asocia IP ↔ MAC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<text:span text:style-name="T1">TCP</text:span></text:span></text:p>
          </table:table-cell>
          <table:table-cell table:style-name="Table3.A1" office:value-type="string">
            <text:p text:style-name="P6">4</text:p>
          </table:table-cell>
          <table:table-cell table:style-name="Table3.A1" office:value-type="string">
            <text:p text:style-name="P6">Conexiones fiables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<text:span text:style-name="T1">UDP</text:span></text:span></text:p>
          </table:table-cell>
          <table:table-cell table:style-name="Table3.A1" office:value-type="string">
            <text:p text:style-name="P6">4</text:p>
          </table:table-cell>
          <table:table-cell table:style-name="Table3.A1" office:value-type="string">
            <text:p text:style-name="P6">Conexiones rápidas sin verificación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<text:span text:style-name="T1">DNS</text:span></text:span></text:p>
          </table:table-cell>
          <table:table-cell table:style-name="Table3.A1" office:value-type="string">
            <text:p text:style-name="P6">7</text:p>
          </table:table-cell>
          <table:table-cell table:style-name="Table3.A1" office:value-type="string">
            <text:p text:style-name="P6">Traduce nombres a IPs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<text:span text:style-name="T1">HTTP / HTTPS</text:span></text:span></text:p>
          </table:table-cell>
          <table:table-cell table:style-name="Table3.A1" office:value-type="string">
            <text:p text:style-name="P6">7</text:p>
          </table:table-cell>
          <table:table-cell table:style-name="Table3.A1" office:value-type="string">
            <text:p text:style-name="P6">Web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<text:span text:style-name="T1">SSH</text:span></text:span></text:p>
          </table:table-cell>
          <table:table-cell table:style-name="Table3.A1" office:value-type="string">
            <text:p text:style-name="P6">7</text:p>
          </table:table-cell>
          <table:table-cell table:style-name="Table3.A1" office:value-type="string">
            <text:p text:style-name="P6">Acceso remoto seguro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<text:span text:style-name="T1">DHCP</text:span></text:span></text:p>
          </table:table-cell>
          <table:table-cell table:style-name="Table3.A1" office:value-type="string">
            <text:p text:style-name="P6">7</text:p>
          </table:table-cell>
          <table:table-cell table:style-name="Table3.A1" office:value-type="string">
            <text:p text:style-name="P6">Asigna IP automáticamente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<text:span text:style-name="T1">NAT</text:span></text:span></text:p>
          </table:table-cell>
          <table:table-cell table:style-name="Table3.A1" office:value-type="string">
            <text:p text:style-name="P6">3</text:p>
          </table:table-cell>
          <table:table-cell table:style-name="Table3.A1" office:value-type="string">
            <text:p text:style-name="P6">Traduce IPs privadas a públicas</text:p>
          </table:table-cell>
        </table:table-row>
      </table:table>
      <text:p text:style-name="P5"/>
      <text:h text:style-name="P3" text:outline-level="2">🧩 Módulo 7: Tipos de redes IP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7">Tipo</text:p>
            </table:table-cell>
            <table:table-cell table:style-name="Table4.A1" office:value-type="string">
              <text:p text:style-name="P7">Rango</text:p>
            </table:table-cell>
            <table:table-cell table:style-name="Table4.A1" office:value-type="string">
              <text:p text:style-name="P7">Uso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trong_20_Emphasis"><text:span text:style-name="T1">Privada (LAN)</text:span></text:span></text:p>
          </table:table-cell>
          <table:table-cell table:style-name="Table4.A1" office:value-type="string">
            <text:p text:style-name="P6">192.168.x.x / 10.x.x.x / 172.16–31.x.x</text:p>
          </table:table-cell>
          <table:table-cell table:style-name="Table4.A1" office:value-type="string">
            <text:p text:style-name="P6">Internas, no en Internet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<text:span text:style-name="T1">Pública</text:span></text:span></text:p>
          </table:table-cell>
          <table:table-cell table:style-name="Table4.A1" office:value-type="string">
            <text:p text:style-name="P6">Asignadas por proveedores</text:p>
          </table:table-cell>
          <table:table-cell table:style-name="Table4.A1" office:value-type="string">
            <text:p text:style-name="P6">Visibles desde Internet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<text:span text:style-name="T1">Loopback</text:span></text:span></text:p>
          </table:table-cell>
          <table:table-cell table:style-name="Table4.A1" office:value-type="string">
            <text:p text:style-name="P6">127.0.0.1</text:p>
          </table:table-cell>
          <table:table-cell table:style-name="Table4.A1" office:value-type="string">
            <text:p text:style-name="P6">“Yo mismo”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<text:span text:style-name="T1">Broadcast</text:span></text:span></text:p>
          </table:table-cell>
          <table:table-cell table:style-name="Table4.A1" office:value-type="string">
            <text:p text:style-name="P6">Última IP de la red</text:p>
          </table:table-cell>
          <table:table-cell table:style-name="Table4.A1" office:value-type="string">
            <text:p text:style-name="P6">Enviar a todos los hosts</text:p>
          </table:table-cell>
        </table:table-row>
      </table:table>
      <text:p text:style-name="P5"/>
      <text:h text:style-name="P3" text:outline-level="2">🧩 Módulo 8: Subnetting (dividir redes)</text:h>
      <text:p text:style-name="P12">Puedes dividir una red grande en varias más pequeñas, por ejemplo:</text:p>
      <text:p text:style-name="Preformatted_20_Text"><text:span text:style-name="Source_20_Text"><text:span text:style-name="T1">Red original: 192.168.1.0/24 (256 direcciones)</text:span></text:span></text:p>
      <text:p text:style-name="Preformatted_20_Text"><text:span text:style-name="Source_20_Text"><text:span text:style-name="T1">Subredes /26:</text:span></text:span></text:p>
      <text:p text:style-name="Preformatted_20_Text"><text:span text:style-name="Source_20_Text"><text:span text:style-name="T1">- 192.168.1.0/26</text:span></text:span></text:p>
      <text:p text:style-name="Preformatted_20_Text"><text:span text:style-name="Source_20_Text"><text:span text:style-name="T1">- 192.168.1.64/26</text:span></text:span></text:p>
      <text:p text:style-name="Preformatted_20_Text"><text:span text:style-name="Source_20_Text"><text:span text:style-name="T1">- 192.168.1.128/26</text:span></text:span></text:p>
      <text:p text:style-name="P1"><text:span text:style-name="Source_20_Text"><text:span text:style-name="T1">- 192.168.1.192/26</text:span></text:span></text:p>
      <text:p text:style-name="Text_20_body"><text:span text:style-name="T1">Cada una tiene </text:span><text:span text:style-name="Strong_20_Emphasis"><text:span text:style-name="T1">62 hosts útiles</text:span></text:span><text:span text:style-name="T1">.<text:line-break/>Esto se usa para </text:span><text:span text:style-name="Strong_20_Emphasis"><text:span text:style-name="T1">organizar redes</text:span></text:span><text:span text:style-name="T1"> y </text:span><text:span text:style-name="Strong_20_Emphasis"><text:span text:style-name="T1">optimizar direcciones IP</text:span></text:span><text:span text:style-name="T1">.</text:span></text:p>
      <text:p text:style-name="P5"/>
      <text:h text:style-name="P3" text:outline-level="2">🧩 Módulo 9: Diagnóstico en Linux</text:h>
      <text:p text:style-name="P12">Algunos comandos básicos:</text:p>
      <text:p text:style-name="Preformatted_20_Text"><text:span text:style-name="Source_20_Text"><text:span text:style-name="T1">ip addr show <text:s text:c="12"/># Ver interfaces y direcciones</text:span></text:span></text:p>
      <text:p text:style-name="Preformatted_20_Text"><text:span text:style-name="Source_20_Text"><text:span text:style-name="T1">ip route show <text:s text:c="11"/># Ver rutas</text:span></text:span></text:p>
      <text:p text:style-name="Preformatted_20_Text"><text:span text:style-name="Source_20_Text"><text:span text:style-name="T1">ping 8.8.8.8 <text:s text:c="12"/># Probar conectividad</text:span></text:span></text:p>
      <text:p text:style-name="Preformatted_20_Text"><text:span text:style-name="Source_20_Text"><text:span text:style-name="T1">traceroute google.com <text:s text:c="3"/># Ver ruta de saltos</text:span></text:span></text:p>
      <text:p text:style-name="Preformatted_20_Text"><text:span text:style-name="Source_20_Text"><text:span text:style-name="T1">arp -n <text:s text:c="18"/># Ver tabla ARP</text:span></text:span></text:p>
      <text:p text:style-name="P1"><text:soft-page-break/><text:span text:style-name="Source_20_Text"><text:span text:style-name="T1">netstat -tuln <text:s text:c="11"/># Ver puertos abiertos</text:span></text:span></text:p>
      <text:p text:style-name="P5"/>
      <text:h text:style-name="P3" text:outline-level="2">🧩 Módulo 10: Conclusiones</text:h>
      <text:list text:style-name="L5">
        <text:list-item>
          <text:p text:style-name="P11"><text:span text:style-name="Strong_20_Emphasis"><text:span text:style-name="T1">Una red = capa física + capa lógica.</text:span></text:span></text:p>
        </text:list-item>
        <text:list-item>
          <text:p text:style-name="P11"><text:span text:style-name="T1">Los dispositivos locales se comunican por </text:span><text:span text:style-name="Strong_20_Emphasis"><text:span text:style-name="T1">ARP</text:span></text:span><text:span text:style-name="T1"> y </text:span><text:span text:style-name="Strong_20_Emphasis"><text:span text:style-name="T1">MAC</text:span></text:span><text:span text:style-name="T1">.</text:span></text:p>
        </text:list-item>
        <text:list-item>
          <text:p text:style-name="P11"><text:span text:style-name="T1">Las redes distintas necesitan un </text:span><text:span text:style-name="Strong_20_Emphasis"><text:span text:style-name="T1">router</text:span></text:span><text:span text:style-name="T1">.</text:span></text:p>
        </text:list-item>
        <text:list-item>
          <text:p text:style-name="P11"><text:span text:style-name="Strong_20_Emphasis"><text:span text:style-name="T1">Máscara y ruta</text:span></text:span><text:span text:style-name="T1"> definen a dónde puede llegar cada IP.</text:span></text:p>
        </text:list-item>
        <text:list-item>
          <text:p text:style-name="P11"><text:span text:style-name="Strong_20_Emphasis"><text:span text:style-name="T1">Firewalls, VLANs y routers</text:span></text:span><text:span text:style-name="T1"> controlan qué redes se ven entre sí.</text:span></text:p>
        </text:list-item>
        <text:list-item>
          <text:p text:style-name="P11"><text:span text:style-name="Strong_20_Emphasis"><text:span text:style-name="T1">Internet</text:span></text:span><text:span text:style-name="T1"> es solo un montón de routers hablando entre sí con protocolos como BGP.</text:span></text:p>
        </text:list-item>
      </text:list>
      <text:p text:style-name="P5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2T14:26:09.738186610</meta:creation-date>
    <dc:date>2025-11-14T17:01:52.053366361</dc:date>
    <meta:editing-duration>PT10M54S</meta:editing-duration>
    <meta:editing-cycles>2</meta:editing-cycles>
    <meta:generator>LibreOffice/24.2.7.2$Linux_X86_64 LibreOffice_project/420$Build-2</meta:generator>
    <meta:document-statistic meta:table-count="4" meta:image-count="0" meta:object-count="0" meta:page-count="4" meta:paragraph-count="151" meta:word-count="671" meta:character-count="3799" meta:non-whitespace-character-count="3228"/>
  </office:meta>
</office:document-meta>
</file>